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textarea-vertical-align="middle"/>
    </style:style>
    <style:style style:name="gr4" style:family="graphic" style:parent-style-name="standard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start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family="'Courier New'" style:font-family-generic="modern" style:font-pitch="fixed" fo:font-size="10pt" style:font-size-asian="10pt" style:font-size-complex="10pt"/>
    </style:style>
    <style:style style:name="T1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.1cm" svg:height="4.5cm" svg:x="6.2cm" svg:y="5cm">
          <text:p/>
        </draw:rect>
        <draw:rect draw:style-name="gr2" draw:text-style-name="P2" draw:layer="layout" svg:width="0.6cm" svg:height="0.7cm" svg:x="9.9cm" svg:y="6.6cm">
          <text:p text:style-name="P2">12</text:p>
        </draw:rect>
        <draw:rect draw:style-name="gr2" draw:text-style-name="P2" draw:layer="layout" svg:width="0.6cm" svg:height="0.7cm" svg:x="10.5cm" svg:y="6.6cm">
          <text:p text:style-name="P2">34</text:p>
        </draw:rect>
        <draw:rect draw:style-name="gr2" draw:text-style-name="P2" draw:layer="layout" svg:width="0.6cm" svg:height="0.7cm" svg:x="11.1cm" svg:y="6.6cm">
          <text:p text:style-name="P2">56</text:p>
        </draw:rect>
        <draw:rect draw:style-name="gr2" draw:text-style-name="P2" draw:layer="layout" svg:width="0.6cm" svg:height="0.7cm" svg:x="11.7cm" svg:y="6.6cm">
          <text:p text:style-name="P2">78</text:p>
        </draw:rect>
        <draw:rect draw:style-name="gr3" draw:text-style-name="P3" draw:layer="layout" svg:width="2.4cm" svg:height="0.7cm" svg:x="9.7cm" svg:y="5.9cm">
          <text:p text:style-name="P3">arr[0]</text:p>
        </draw:rect>
        <draw:rect draw:style-name="gr3" draw:text-style-name="P4" draw:layer="layout" svg:width="4.1cm" svg:height="0.758cm" svg:x="6.716cm" svg:y="5.542cm">
          <text:p text:style-name="P4"><text:span text:style-name="T1">int arr[5];</text:span></text:p>
        </draw:rect>
        <draw:rect draw:style-name="gr4" draw:text-style-name="P1" draw:layer="layout" svg:width="2.4cm" svg:height="0.7cm" svg:x="9.9cm" svg:y="6.6cm">
          <text:p/>
        </draw:rect>
        <draw:rect draw:style-name="gr2" draw:text-style-name="P2" draw:layer="layout" svg:width="0.6cm" svg:height="0.7cm" svg:x="12.3cm" svg:y="6.6cm">
          <text:p/>
        </draw:rect>
        <draw:rect draw:style-name="gr2" draw:text-style-name="P2" draw:layer="layout" svg:width="0.6cm" svg:height="0.7cm" svg:x="12.9cm" svg:y="6.6cm">
          <text:p/>
        </draw:rect>
        <draw:rect draw:style-name="gr2" draw:text-style-name="P2" draw:layer="layout" svg:width="0.6cm" svg:height="0.7cm" svg:x="13.5cm" svg:y="6.6cm">
          <text:p/>
        </draw:rect>
        <draw:rect draw:style-name="gr2" draw:text-style-name="P2" draw:layer="layout" svg:width="0.6cm" svg:height="0.7cm" svg:x="14.1cm" svg:y="6.6cm">
          <text:p/>
        </draw:rect>
        <draw:rect draw:style-name="gr4" draw:text-style-name="P1" draw:layer="layout" svg:width="2.4cm" svg:height="0.7cm" svg:x="12.3cm" svg:y="6.6cm">
          <text:p/>
        </draw:rect>
        <draw:rect draw:style-name="gr2" draw:text-style-name="P2" draw:layer="layout" svg:width="0.6cm" svg:height="0.7cm" svg:x="14.7cm" svg:y="6.6cm">
          <text:p/>
        </draw:rect>
        <draw:rect draw:style-name="gr2" draw:text-style-name="P2" draw:layer="layout" svg:width="0.6cm" svg:height="0.7cm" svg:x="15.3cm" svg:y="6.6cm">
          <text:p/>
        </draw:rect>
        <draw:rect draw:style-name="gr2" draw:text-style-name="P2" draw:layer="layout" svg:width="0.6cm" svg:height="0.7cm" svg:x="15.9cm" svg:y="6.6cm">
          <text:p/>
        </draw:rect>
        <draw:rect draw:style-name="gr2" draw:text-style-name="P2" draw:layer="layout" svg:width="0.6cm" svg:height="0.7cm" svg:x="16.5cm" svg:y="6.6cm">
          <text:p/>
        </draw:rect>
        <draw:rect draw:style-name="gr4" draw:text-style-name="P1" draw:layer="layout" svg:width="2.4cm" svg:height="0.7cm" svg:x="14.7cm" svg:y="6.6cm">
          <text:p/>
        </draw:rect>
        <draw:rect draw:style-name="gr2" draw:text-style-name="P2" draw:layer="layout" svg:width="0.6cm" svg:height="0.7cm" svg:x="17.1cm" svg:y="6.6cm">
          <text:p/>
        </draw:rect>
        <draw:rect draw:style-name="gr2" draw:text-style-name="P2" draw:layer="layout" svg:width="0.6cm" svg:height="0.7cm" svg:x="17.7cm" svg:y="6.6cm">
          <text:p/>
        </draw:rect>
        <draw:rect draw:style-name="gr2" draw:text-style-name="P2" draw:layer="layout" svg:width="0.6cm" svg:height="0.7cm" svg:x="18.3cm" svg:y="6.6cm">
          <text:p/>
        </draw:rect>
        <draw:rect draw:style-name="gr2" draw:text-style-name="P2" draw:layer="layout" svg:width="0.6cm" svg:height="0.7cm" svg:x="18.9cm" svg:y="6.6cm">
          <text:p/>
        </draw:rect>
        <draw:rect draw:style-name="gr4" draw:text-style-name="P1" draw:layer="layout" svg:width="2.4cm" svg:height="0.7cm" svg:x="17.1cm" svg:y="6.6cm">
          <text:p/>
        </draw:rect>
        <draw:rect draw:style-name="gr2" draw:text-style-name="P2" draw:layer="layout" svg:width="0.6cm" svg:height="0.7cm" svg:x="19.5cm" svg:y="6.6cm">
          <text:p/>
        </draw:rect>
        <draw:rect draw:style-name="gr2" draw:text-style-name="P2" draw:layer="layout" svg:width="0.6cm" svg:height="0.7cm" svg:x="20.1cm" svg:y="6.6cm">
          <text:p/>
        </draw:rect>
        <draw:rect draw:style-name="gr2" draw:text-style-name="P2" draw:layer="layout" svg:width="0.6cm" svg:height="0.7cm" svg:x="20.7cm" svg:y="6.6cm">
          <text:p/>
        </draw:rect>
        <draw:rect draw:style-name="gr2" draw:text-style-name="P2" draw:layer="layout" svg:width="0.6cm" svg:height="0.7cm" svg:x="21.3cm" svg:y="6.6cm">
          <text:p/>
        </draw:rect>
        <draw:rect draw:style-name="gr4" draw:text-style-name="P1" draw:layer="layout" svg:width="2.4cm" svg:height="0.7cm" svg:x="19.5cm" svg:y="6.6cm">
          <text:p/>
        </draw:rect>
        <draw:rect draw:style-name="gr3" draw:text-style-name="P3" draw:layer="layout" svg:width="2.4cm" svg:height="0.7cm" svg:x="12.1cm" svg:y="5.9cm">
          <text:p text:style-name="P3">arr[1]</text:p>
        </draw:rect>
        <draw:rect draw:style-name="gr3" draw:text-style-name="P3" draw:layer="layout" svg:width="2.4cm" svg:height="0.7cm" svg:x="14.6cm" svg:y="5.9cm">
          <text:p text:style-name="P3">arr[2]</text:p>
        </draw:rect>
        <draw:rect draw:style-name="gr3" draw:text-style-name="P3" draw:layer="layout" svg:width="2.4cm" svg:height="0.7cm" svg:x="17cm" svg:y="5.9cm">
          <text:p text:style-name="P3">arr[3]</text:p>
        </draw:rect>
        <draw:rect draw:style-name="gr3" draw:text-style-name="P3" draw:layer="layout" svg:width="2.4cm" svg:height="0.7cm" svg:x="19.4cm" svg:y="5.9cm">
          <text:p text:style-name="P3">arr[4]</text:p>
        </draw:rect>
        <draw:rect draw:style-name="gr2" draw:text-style-name="P2" draw:layer="layout" svg:width="0.6cm" svg:height="0.7cm" svg:x="7.113cm" svg:y="8.313cm">
          <text:p/>
        </draw:rect>
        <draw:rect draw:style-name="gr2" draw:text-style-name="P2" draw:layer="layout" svg:width="0.6cm" svg:height="0.7cm" svg:x="7.713cm" svg:y="8.313cm">
          <text:p/>
        </draw:rect>
        <draw:rect draw:style-name="gr2" draw:text-style-name="P2" draw:layer="layout" svg:width="0.6cm" svg:height="0.7cm" svg:x="8.313cm" svg:y="8.313cm">
          <text:p/>
        </draw:rect>
        <draw:rect draw:style-name="gr2" draw:text-style-name="P2" draw:layer="layout" svg:width="0.6cm" svg:height="0.7cm" svg:x="8.913cm" svg:y="8.313cm">
          <text:p/>
        </draw:rect>
        <draw:rect draw:style-name="gr3" draw:text-style-name="P3" draw:layer="layout" svg:width="2.4cm" svg:height="0.7cm" svg:x="6.913cm" svg:y="7.613cm">
          <text:p text:style-name="P3">arr</text:p>
        </draw:rect>
        <draw:rect draw:style-name="gr4" draw:text-style-name="P1" draw:layer="layout" svg:width="2.4cm" svg:height="0.7cm" svg:x="7.113cm" svg:y="8.313cm">
          <text:p/>
        </draw:rect>
        <draw:path draw:style-name="gr5" draw:text-style-name="P1" draw:layer="layout" svg:width="0.499cm" svg:height="1.799cm" svg:x="9.4cm" svg:y="6.9cm" svg:viewBox="0 0 500 1800" svg:d="M500 0c-1400 0 700 1800-400 1800">
          <text:p/>
        </draw:path>
        <draw:path draw:style-name="gr5" draw:text-style-name="P1" draw:layer="layout" svg:width="0.499cm" svg:height="1.799cm" svg:x="11.804cm" svg:y="6.872cm" svg:viewBox="0 0 500 1800" svg:d="M500 0c-1400 0 700 1800-400 1800">
          <text:p/>
        </draw:path>
        <draw:rect draw:style-name="gr3" draw:text-style-name="P3" draw:layer="layout" svg:width="2.4cm" svg:height="0.7cm" svg:x="10.509cm" svg:y="8.241cm">
          <text:p text:style-name="P3">(arr+1)</text:p>
        </draw:rect>
        <draw:path draw:style-name="gr5" draw:text-style-name="P1" draw:layer="layout" svg:width="0.499cm" svg:height="1.799cm" svg:x="19.004cm" svg:y="6.944cm" svg:viewBox="0 0 500 1800" svg:d="M500 0c-1400 0 700 1800-400 1800">
          <text:p/>
        </draw:path>
        <draw:rect draw:style-name="gr3" draw:text-style-name="P3" draw:layer="layout" svg:width="2.4cm" svg:height="0.7cm" svg:x="17.709cm" svg:y="8.313cm">
          <text:p text:style-name="P3">(arr+4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9-09-29T08:27:25.42</meta:creation-date>
    <dc:date>2019-09-29T15:36:59.54</dc:date>
    <dc:creator>Roman </dc:creator>
    <meta:editing-duration>PT6H53M58S</meta:editing-duration>
    <meta:editing-cycles>2</meta:editing-cycles>
    <meta:generator>OpenOffice/4.1.5$Win32 OpenOffice.org_project/415m1$Build-9789</meta:generator>
    <meta:document-statistic meta:object-count="43"/>
  </office:meta>
</office:document-meta>
</file>